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TypeWithMethods.createNamedProxy( String name ,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Proxy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not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NamedMock( String name , Class &lt; T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extractValueFrom( MyInterfaceType &lt; T &gt; myInterfa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readIntegerInputMessage( MyInterfaceType &lt; Integer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ypeWithMethods.notParameterizedWithArguments( Integer x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Mock( Class &lt; MOCK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UtilsTests.genericMethod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yTypeWithMethods.createVMock( V name , Class &lt; T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extractMagicValue( Map &lt; K , V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readIntegerArrayInputMessage( MyInterfaceType &lt; Integer &gt; [ ]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ypeWithMethods.readGenericArrayInputMessage( T [ ]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ypeWithMethods.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